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2022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2021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2020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201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2016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2015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2014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2013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2012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2011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2010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2008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2007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2005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2005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2004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2002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2002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2000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200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199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199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1997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1994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1994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1993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1992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1991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199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1988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1988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1987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1955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6" meta:object-count="0"/>
    <meta:user-defined meta:name="AppVersion">3.0</meta:user-defined>
  </office:meta>
</office:document-meta>
</file>